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" style:master-page-name="Standard">
      <style:paragraph-properties style:page-number="auto"/>
      <style:text-properties style:font-name="Carlito" fo:font-size="10.5pt" officeooo:paragraph-rsid="00001d4d" style:font-size-asian="10.5pt" style:font-size-complex="10.5pt"/>
    </style:style>
    <style:style style:name="P2" style:family="paragraph" style:parent-style-name="Standard" style:list-style-name="WW8Num1">
      <style:paragraph-properties fo:text-align="justify" style:justify-single-word="false"/>
      <style:text-properties style:font-name="Carlito" fo:font-size="10.5pt" fo:font-style="normal" fo:font-weight="bold" officeooo:paragraph-rsid="00001d4d" style:font-size-asian="10.5pt" style:font-style-asian="normal" style:font-weight-asian="bold" style:font-size-complex="10.5pt" style:font-style-complex="normal" style:font-weight-complex="bold"/>
    </style:style>
    <style:style style:name="P3" style:family="paragraph" style:parent-style-name="Standard" style:list-style-name="WW8Num22">
      <style:text-properties style:font-name="Carlito" fo:font-size="10.5pt" fo:font-style="normal" fo:font-weight="bold" officeooo:paragraph-rsid="00001d4d" style:font-size-asian="10.5pt" style:font-style-asian="normal" style:font-weight-asian="bold" style:font-size-complex="10.5pt" style:font-style-complex="normal" style:font-weight-complex="bold"/>
    </style:style>
    <style:style style:name="P4" style:family="paragraph" style:parent-style-name="Standard" style:list-style-name="WW8Num1">
      <style:paragraph-properties fo:text-align="justify" style:justify-single-word="false"/>
      <style:text-properties style:font-name="Carlito" fo:font-size="10.5pt" officeooo:paragraph-rsid="00001d4d" style:font-size-asian="10.5pt" style:font-size-complex="10.5pt"/>
    </style:style>
    <style:style style:name="P5" style:family="paragraph" style:parent-style-name="Standard" style:list-style-name="WW8Num5">
      <style:paragraph-properties fo:text-align="justify" style:justify-single-word="false"/>
      <style:text-properties style:font-name="Carlito" fo:font-size="10.5pt" officeooo:paragraph-rsid="00001d4d" style:font-size-asian="10.5pt" style:font-size-complex="10.5pt"/>
    </style:style>
    <style:style style:name="P6" style:family="paragraph" style:parent-style-name="Standard" style:list-style-name="WW8Num5">
      <style:text-properties style:font-name="Carlito" fo:font-size="10.5pt" officeooo:paragraph-rsid="00001d4d" style:font-size-asian="10.5pt" style:font-size-complex="10.5pt"/>
    </style:style>
    <style:style style:name="P7" style:family="paragraph" style:parent-style-name="Standard" style:list-style-name="WW8Num9">
      <style:text-properties style:font-name="Carlito" fo:font-size="10.5pt" officeooo:paragraph-rsid="00001d4d" style:font-size-asian="10.5pt" style:font-size-complex="10.5pt"/>
    </style:style>
    <style:style style:name="P8" style:family="paragraph" style:parent-style-name="Standard" style:list-style-name="WW8Num3">
      <style:text-properties style:font-name="Carlito" fo:font-size="10.5pt" officeooo:paragraph-rsid="00001d4d" style:font-size-asian="10.5pt" style:font-size-complex="10.5pt"/>
    </style:style>
    <style:style style:name="P9" style:family="paragraph" style:parent-style-name="Standard" style:list-style-name="WW8Num6">
      <style:text-properties style:font-name="Carlito" fo:font-size="10.5pt" officeooo:paragraph-rsid="00001d4d" style:font-size-asian="10.5pt" style:font-size-complex="10.5pt"/>
    </style:style>
    <style:style style:name="P10" style:family="paragraph" style:parent-style-name="Standard" style:list-style-name="WW8Num16">
      <style:text-properties style:font-name="Carlito" fo:font-size="10.5pt" officeooo:paragraph-rsid="00001d4d" style:font-size-asian="10.5pt" style:font-size-complex="10.5pt"/>
    </style:style>
    <style:style style:name="P11" style:family="paragraph" style:parent-style-name="Standard" style:list-style-name="WW8Num7">
      <style:text-properties style:font-name="Carlito" fo:font-size="10.5pt" officeooo:paragraph-rsid="00001d4d" style:font-size-asian="10.5pt" style:font-size-complex="10.5pt"/>
    </style:style>
    <style:style style:name="P12" style:family="paragraph" style:parent-style-name="Standard" style:list-style-name="WW8Num18">
      <style:text-properties style:font-name="Carlito" fo:font-size="10.5pt" officeooo:paragraph-rsid="00001d4d" style:font-size-asian="10.5pt" style:font-size-complex="10.5pt"/>
    </style:style>
    <style:style style:name="P13" style:family="paragraph" style:parent-style-name="Standard" style:list-style-name="WW8Num11">
      <style:text-properties style:font-name="Carlito" fo:font-size="10.5pt" officeooo:paragraph-rsid="00001d4d" style:font-size-asian="10.5pt" style:font-size-complex="10.5pt"/>
    </style:style>
    <style:style style:name="P14" style:family="paragraph" style:parent-style-name="Standard" style:list-style-name="WW8Num15">
      <style:text-properties style:font-name="Carlito" fo:font-size="10.5pt" officeooo:paragraph-rsid="00001d4d" style:font-size-asian="10.5pt" style:font-size-complex="10.5pt"/>
    </style:style>
    <style:style style:name="P15" style:family="paragraph" style:parent-style-name="Standard" style:list-style-name="WW8Num12">
      <style:text-properties style:font-name="Carlito" fo:font-size="10.5pt" officeooo:paragraph-rsid="00001d4d" style:font-size-asian="10.5pt" style:font-size-complex="10.5pt"/>
    </style:style>
    <style:style style:name="P16" style:family="paragraph" style:parent-style-name="Standard" style:list-style-name="WW8Num23">
      <style:text-properties style:font-name="Carlito" fo:font-size="10.5pt" officeooo:paragraph-rsid="00001d4d" style:font-size-asian="10.5pt" style:font-size-complex="10.5pt"/>
    </style:style>
    <style:style style:name="P17" style:family="paragraph" style:parent-style-name="Standard" style:list-style-name="WW8Num4">
      <style:text-properties style:font-name="Carlito" fo:font-size="10.5pt" officeooo:paragraph-rsid="00001d4d" style:font-size-asian="10.5pt" style:font-size-complex="10.5pt"/>
    </style:style>
    <style:style style:name="P18" style:family="paragraph" style:parent-style-name="Standard" style:list-style-name="WW8Num25">
      <style:paragraph-properties fo:text-align="justify" style:justify-single-word="false">
        <style:tab-stops>
          <style:tab-stop style:position="0.508cm"/>
        </style:tab-stops>
      </style:paragraph-properties>
      <style:text-properties style:font-name="Carlito" fo:font-size="10.5pt" fo:letter-spacing="-0.014cm" officeooo:paragraph-rsid="00001d4d" style:font-size-asian="10.5pt" style:font-size-complex="10.5pt"/>
    </style:style>
    <style:style style:name="P19" style:family="paragraph" style:parent-style-name="Standard" style:list-style-name="WW8Num2">
      <style:paragraph-properties fo:text-align="justify" style:justify-single-word="false">
        <style:tab-stops>
          <style:tab-stop style:position="0.508cm"/>
        </style:tab-stops>
      </style:paragraph-properties>
      <style:text-properties style:font-name="Carlito" fo:font-size="10.5pt" fo:letter-spacing="-0.014cm" officeooo:paragraph-rsid="00001d4d" style:font-size-asian="10.5pt" style:font-size-complex="10.5pt"/>
    </style:style>
    <style:style style:name="P20" style:family="paragraph" style:parent-style-name="Standard" style:list-style-name="WW8Num22">
      <style:paragraph-properties fo:text-align="justify" style:justify-single-word="false">
        <style:tab-stops>
          <style:tab-stop style:position="0.508cm"/>
        </style:tab-stops>
      </style:paragraph-properties>
      <style:text-properties style:font-name="Carlito" fo:font-size="10.5pt" fo:letter-spacing="-0.014cm" officeooo:paragraph-rsid="00001d4d" style:font-size-asian="10.5pt" style:font-size-complex="10.5pt"/>
    </style:style>
    <style:style style:name="P21" style:family="paragraph" style:parent-style-name="Standard" style:list-style-name="WW8Num9">
      <style:paragraph-properties fo:text-align="justify" style:justify-single-word="false"/>
      <style:text-properties style:font-name="Carlito" fo:font-size="10.5pt" fo:letter-spacing="-0.014cm" officeooo:paragraph-rsid="00001d4d" style:font-size-asian="10.5pt" style:font-size-complex="10.5pt"/>
    </style:style>
    <style:style style:name="P22" style:family="paragraph" style:parent-style-name="Standard" style:list-style-name="WW8Num13">
      <style:text-properties style:font-name="Carlito" fo:font-size="10.5pt" fo:letter-spacing="-0.014cm" officeooo:paragraph-rsid="00001d4d" style:font-size-asian="10.5pt" style:font-size-complex="10.5pt"/>
    </style:style>
    <style:style style:name="P23" style:family="paragraph" style:parent-style-name="Standard" style:list-style-name="WW8Num20">
      <style:text-properties style:font-name="Carlito" fo:font-size="10.5pt" fo:letter-spacing="-0.014cm" officeooo:paragraph-rsid="00001d4d" style:font-size-asian="10.5pt" style:font-size-complex="10.5pt"/>
    </style:style>
    <style:style style:name="P24" style:family="paragraph" style:parent-style-name="Standard" style:list-style-name="WW8Num6">
      <style:text-properties style:font-name="Carlito" fo:font-size="10.5pt" fo:letter-spacing="-0.014cm" officeooo:paragraph-rsid="00001d4d" style:font-size-asian="10.5pt" style:font-size-complex="10.5pt"/>
    </style:style>
    <style:style style:name="P25" style:family="paragraph" style:parent-style-name="Standard" style:list-style-name="WW8Num23">
      <style:text-properties style:font-name="Carlito" fo:font-size="10.5pt" fo:letter-spacing="-0.014cm" officeooo:paragraph-rsid="00001d4d" style:font-size-asian="10.5pt" style:font-size-complex="10.5pt"/>
    </style:style>
    <style:style style:name="P26" style:family="paragraph" style:parent-style-name="Standard" style:list-style-name="WW8Num2">
      <style:text-properties style:font-name="Carlito" fo:font-size="10.5pt" fo:font-weight="bold" officeooo:paragraph-rsid="00001d4d" style:font-size-asian="10.5pt" style:font-weight-asian="bold" style:font-size-complex="10.5pt" style:font-weight-complex="bold"/>
    </style:style>
    <style:style style:name="P27" style:family="paragraph" style:parent-style-name="Standard" style:list-style-name="WW8Num13">
      <style:text-properties style:font-name="Carlito" fo:font-size="10.5pt" fo:font-weight="bold" officeooo:paragraph-rsid="00001d4d" style:font-size-asian="10.5pt" style:font-weight-asian="bold" style:font-size-complex="10.5pt" style:font-weight-complex="bold"/>
    </style:style>
    <style:style style:name="P28" style:family="paragraph" style:parent-style-name="Standard" style:list-style-name="WW8Num25">
      <style:text-properties style:font-name="Carlito" fo:font-size="10.5pt" fo:font-weight="bold" officeooo:paragraph-rsid="00001d4d" style:font-size-asian="10.5pt" style:font-weight-asian="bold" style:font-size-complex="10.5pt" style:font-weight-complex="bold"/>
    </style:style>
    <style:style style:name="P29" style:family="paragraph" style:parent-style-name="Standard" style:list-style-name="WW8Num20">
      <style:text-properties style:font-name="Carlito" fo:font-size="10.5pt" fo:font-weight="bold" officeooo:paragraph-rsid="00001d4d" style:font-size-asian="10.5pt" style:font-weight-asian="bold" style:font-size-complex="10.5pt" style:font-weight-complex="bold"/>
    </style:style>
    <style:style style:name="P30" style:family="paragraph" style:parent-style-name="Standard" style:list-style-name="WW8Num21">
      <style:text-properties style:font-name="Carlito" fo:font-size="10.5pt" fo:font-weight="bold" officeooo:paragraph-rsid="00001d4d" style:font-size-asian="10.5pt" style:font-weight-asian="bold" style:font-size-complex="10.5pt" style:font-weight-complex="bold"/>
    </style:style>
    <style:style style:name="P31" style:family="paragraph" style:parent-style-name="Standard" style:list-style-name="WW8Num3">
      <style:paragraph-properties fo:text-align="justify" style:justify-single-word="false"/>
      <style:text-properties style:font-name="Carlito" fo:font-size="10.5pt" fo:letter-spacing="-0.011cm" officeooo:paragraph-rsid="00001d4d" style:font-size-asian="10.5pt" style:font-size-complex="10.5pt"/>
    </style:style>
    <style:style style:name="P32" style:family="paragraph" style:parent-style-name="Standard" style:list-style-name="WW8Num7">
      <style:text-properties style:font-name="Carlito" fo:font-size="10.5pt" fo:letter-spacing="-0.011cm" officeooo:paragraph-rsid="00001d4d" style:font-size-asian="10.5pt" style:font-size-complex="10.5pt"/>
    </style:style>
    <style:style style:name="P33" style:family="paragraph" style:parent-style-name="Standard" style:list-style-name="WW8Num18">
      <style:text-properties style:font-name="Carlito" fo:font-size="10.5pt" fo:letter-spacing="-0.011cm" officeooo:paragraph-rsid="00001d4d" style:font-size-asian="10.5pt" style:font-size-complex="10.5pt"/>
    </style:style>
    <style:style style:name="P34" style:family="paragraph" style:parent-style-name="Standard" style:list-style-name="WW8Num16">
      <style:paragraph-properties fo:text-align="justify" style:justify-single-word="false"/>
      <style:text-properties style:font-name="Carlito" fo:font-size="10.5pt" fo:letter-spacing="-0.016cm" officeooo:paragraph-rsid="00001d4d" style:font-size-asian="10.5pt" style:font-size-complex="10.5pt"/>
    </style:style>
    <style:style style:name="P35" style:family="paragraph" style:parent-style-name="Standard" style:list-style-name="WW8Num21">
      <style:paragraph-properties fo:text-align="justify" style:justify-single-word="false"/>
      <style:text-properties style:font-name="Carlito" fo:font-size="10.5pt" fo:letter-spacing="-0.016cm" officeooo:paragraph-rsid="00001d4d" style:font-size-asian="10.5pt" style:font-size-complex="10.5pt"/>
    </style:style>
    <style:style style:name="P36" style:family="paragraph" style:parent-style-name="Heading_20_1">
      <style:text-properties style:font-name="Carlito" fo:font-size="10.5pt" officeooo:paragraph-rsid="00001d4d" style:font-size-asian="10.5pt" style:font-size-complex="10.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number text:level="1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1.358cm" fo:text-indent="-0.635cm" fo:margin-left="1.358cm"/>
        </style:list-level-properties>
      </text:list-level-style-number>
      <text:list-level-style-number text:level="2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1.993cm" fo:text-indent="-0.635cm" fo:margin-left="1.993cm"/>
        </style:list-level-properties>
      </text:list-level-style-number>
      <text:list-level-style-number text:level="3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2.628cm" fo:text-indent="-0.635cm" fo:margin-left="2.628cm"/>
        </style:list-level-properties>
      </text:list-level-style-number>
      <text:list-level-style-number text:level="4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3.263cm" fo:text-indent="-0.635cm" fo:margin-left="3.263cm"/>
        </style:list-level-properties>
      </text:list-level-style-number>
      <text:list-level-style-number text:level="5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3.898cm" fo:text-indent="-0.635cm" fo:margin-left="3.898cm"/>
        </style:list-level-properties>
      </text:list-level-style-number>
      <text:list-level-style-number text:level="6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4.533cm" fo:text-indent="-0.635cm" fo:margin-left="4.533cm"/>
        </style:list-level-properties>
      </text:list-level-style-number>
      <text:list-level-style-number text:level="7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5.168cm" fo:text-indent="-0.635cm" fo:margin-left="5.168cm"/>
        </style:list-level-properties>
      </text:list-level-style-number>
      <text:list-level-style-number text:level="8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5.803cm" fo:text-indent="-0.635cm" fo:margin-left="5.803cm"/>
        </style:list-level-properties>
      </text:list-level-style-number>
      <text:list-level-style-number text:level="9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6.438cm" fo:text-indent="-0.635cm" fo:margin-left="6.438cm"/>
        </style:list-level-properties>
      </text:list-level-style-number>
      <text:list-level-style-number text:level="10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7.073cm" fo:text-indent="-0.635cm" fo:margin-left="7.073cm"/>
        </style:list-level-properties>
      </text:list-level-style-number>
    </text:list-style>
    <text:list-style style:name="L2">
      <text:list-level-style-number text:level="1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Экзаменационные билета «ЭЛЕКТРОДИНАМИКА»</text:p>
      <text:h text:style-name="P36" text:outline-level="1">Билет 1</text:h>
      <text:list xml:id="list438184319" text:style-name="WW8Num1">
        <text:list-item>
          <text:p text:style-name="P2">Теорема Гаусса.</text:p>
        </text:list-item>
        <text:list-item>
          <text:p text:style-name="P4">Задача на электростатику.</text:p>
        </text:list-item>
      </text:list>
      <text:h text:style-name="P36" text:outline-level="1">Билет 2</text:h>
      <text:list xml:id="list3654701112" text:style-name="WW8Num25">
        <text:list-item>
          <text:p text:style-name="P28">Электрический ток. Сила тока. Плотность тока. Закон Ома для однородного участка цепи. </text:p>
        </text:list-item>
        <text:list-item>
          <text:p text:style-name="P18">Задача на движение частиц в магнитном поле.</text:p>
        </text:list-item>
      </text:list>
      <text:h text:style-name="P36" text:outline-level="1">Билет 3</text:h>
      <text:list xml:id="list516129517" text:style-name="WW8Num5">
        <text:list-item>
          <text:p text:style-name="P6">Магнитное поле постоянного тока. Магнитное взаимодействие токов. Индукция магнитного поля. </text:p>
        </text:list-item>
        <text:list-item>
          <text:p text:style-name="P5">Задача на электростатику.</text:p>
        </text:list-item>
      </text:list>
      <text:h text:style-name="P36" text:outline-level="1">Билет 4</text:h>
      <text:list xml:id="list3611117864" text:style-name="WW8Num2">
        <text:list-item>
          <text:p text:style-name="P26">Последовательное и параллельное соединение конденсаторов. </text:p>
        </text:list-item>
        <text:list-item>
          <text:p text:style-name="P19">Задача на движение частиц в магнитном поле.</text:p>
        </text:list-item>
      </text:list>
      <text:h text:style-name="P36" text:outline-level="1">Билет 5</text:h>
      <text:list xml:id="list175890619" text:style-name="WW8Num22">
        <text:list-item>
          <text:p text:style-name="P3">Работа в электрическом поле. Потенциал и разность потенциалов.</text:p>
        </text:list-item>
        <text:list-item>
          <text:p text:style-name="P20">Задача на движение частиц в магнитном поле.</text:p>
        </text:list-item>
      </text:list>
      <text:h text:style-name="P36" text:outline-level="1">Билет 6 </text:h>
      <text:list xml:id="list3885197499" text:style-name="WW8Num9">
        <text:list-item>
          <text:p text:style-name="P7">Самоиндукция. Индуктивность. Энергия магнитного поля.</text:p>
        </text:list-item>
        <text:list-item>
          <text:p text:style-name="P21">Задача на электростатику.</text:p>
        </text:list-item>
      </text:list>
      <text:h text:style-name="P36" text:outline-level="1">Билет 7</text:h>
      <text:list xml:id="list2848385358" text:style-name="WW8Num13">
        <text:list-item>
          <text:p text:style-name="P27">Электрический заряд. Взаимодействие заряженных тел. Закон Кулона.</text:p>
        </text:list-item>
        <text:list-item>
          <text:p text:style-name="P22">Задача на движение частиц в магнитном поле.</text:p>
        </text:list-item>
      </text:list>
      <text:h text:style-name="P36" text:outline-level="1">Билет 8</text:h>
      <text:list xml:id="list217630361" text:style-name="WW8Num3">
        <text:list-item>
          <text:p text:style-name="P8"><text:span text:style-name="T1">Электроемкость конденсатора. Емкость плоского конденсатора.</text:span> <text:span text:style-name="T1">Энергия электрического поля.</text:span></text:p>
        </text:list-item>
        <text:list-item>
          <text:p text:style-name="P31">Задача на законы постоянного тока</text:p>
        </text:list-item>
      </text:list>
      <text:h text:style-name="P36" text:outline-level="1">Билет 9</text:h>
      <text:list xml:id="list4142221686" text:style-name="WW8Num20">
        <text:list-item>
          <text:p text:style-name="P29">Электрическое поле. Напряженность электрического поля. Принцип суперпозиции. Силовые линии. <text:span text:style-name="T2">Эквипотенциальные поверхности.</text:span></text:p>
        </text:list-item>
        <text:list-item>
          <text:p text:style-name="P23">Задача на движение частиц в магнитном поле.</text:p>
        </text:list-item>
      </text:list>
      <text:h text:style-name="P36" text:outline-level="1">Билет 10</text:h>
      <text:list xml:id="list2665937555" text:style-name="WW8Num6">
        <text:list-item>
          <text:p text:style-name="P9"><text:span text:style-name="T1">Закон Ома для участка цепи, содержащего ЭДС. Мощность тока.</text:span> </text:p>
        </text:list-item>
        <text:list-item>
          <text:p text:style-name="P24">Задача на движение частиц в магнитном поле.</text:p>
        </text:list-item>
      </text:list>
      <text:h text:style-name="P36" text:outline-level="1">Билет 11</text:h>
      <text:list xml:id="list604973150" text:style-name="WW8Num16">
        <text:list-item>
          <text:p text:style-name="P10"><text:span text:style-name="T1">Последовательное и параллельное соединение проводников.</text:span> <text:span text:style-name="T1">Работа и мощность электрического тока. Закон Джоуля-Ленца. </text:span></text:p>
        </text:list-item>
        <text:list-item>
          <text:p text:style-name="P34">Задача на магнитные явления.</text:p>
        </text:list-item>
      </text:list>
      <text:h text:style-name="P36" text:outline-level="1">Билет 12 </text:h>
      <text:list xml:id="list4067005451" text:style-name="WW8Num21">
        <text:list-item>
          <text:p text:style-name="P30">Правила Кирхгофа. Последовательное и параллельное соединение источников тока.</text:p>
        </text:list-item>
        <text:list-item>
          <text:p text:style-name="P35">Задача на магнитные явления.</text:p>
        </text:list-item>
      </text:list>
      <text:h text:style-name="P36" text:outline-level="1">Билет 13</text:h>
      <text:list xml:id="list291882157" text:style-name="WW8Num7">
        <text:list-item>
          <text:p text:style-name="P11">Проводники в электрическом поле</text:p>
        </text:list-item>
        <text:list-item>
          <text:p text:style-name="P32">Задача на законы постоянного тока</text:p>
        </text:list-item>
      </text:list>
      <text:h text:style-name="P36" text:outline-level="1">Билет 14</text:h>
      <text:list xml:id="list3827640865" text:style-name="WW8Num18">
        <text:list-item>
          <text:p text:style-name="P12">Диэлектрики в электрическом поле.</text:p>
        </text:list-item>
        <text:list-item>
          <text:p text:style-name="P33">Задача на законы постоянного тока</text:p>
        </text:list-item>
      </text:list>
      <text:h text:style-name="P36" text:outline-level="1">Билет 15</text:h>
      <text:list xml:id="list992980676" text:style-name="WW8Num11">
        <text:list-item>
          <text:p text:style-name="P13">Закон Био-Савара-Лапласа. Магнитное поле прямого тока. Магнитное поле кругового тока.</text:p>
        </text:list-item>
        <text:list-item>
          <text:p text:style-name="P13">Задача на электростатику.</text:p>
        </text:list-item>
      </text:list>
      <text:h text:style-name="P36" text:outline-level="1">Билет 16</text:h>
      <text:list xml:id="list3438581131" text:style-name="WW8Num15">
        <text:list-item>
          <text:p text:style-name="P14">Циркуляция вектора магнитной индукции. Магнитное поле соленоида и тороида.</text:p>
        </text:list-item>
        <text:list-item>
          <text:p text:style-name="P14">Задача на электростатику.</text:p>
        </text:list-item>
      </text:list>
      <text:h text:style-name="P36" text:outline-level="1">Билет 17</text:h>
      <text:list xml:id="list911719946" text:style-name="WW8Num12">
        <text:list-item>
          <text:p text:style-name="P15">Электромагнитная индукция. Закон Фарадея для электромагнитной индукции.</text:p>
        </text:list-item>
        <text:list-item>
          <text:p text:style-name="P15">Задача на электростатику.</text:p>
        </text:list-item>
      </text:list>
      <text:h text:style-name="P36" text:outline-level="1">Билет 18</text:h>
      <text:list xml:id="list909646019" text:style-name="WW8Num23">
        <text:list-item>
          <text:p text:style-name="P16">Электродвижущая сила источника тока. Закон Ома для полной цепи.</text:p>
        </text:list-item>
        <text:list-item>
          <text:p text:style-name="P25">Задача на движение частиц в магнитном поле.</text:p>
        </text:list-item>
      </text:list>
      <text:h text:style-name="P36" text:outline-level="1">Билет 19</text:h>
      <text:list xml:id="list4065680257" text:style-name="WW8Num4">
        <text:list-item>
          <text:p text:style-name="P17">Сила Ампера. Сила Лоренца. Движение заряженных частиц в магнитном поле.</text:p>
        </text:list-item>
        <text:list-item>
          <text:p text:style-name="P17">Задача на электростатику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ize="14pt" style:font-size-asian="14pt"/>
    </style:style>
    <style:style style:name="WW8Num4z0" style:family="text"/>
    <style:style style:name="WW8Num1z0" style:family="text"/>
    <style:style style:name="WW8Num25z0" style:family="text"/>
    <style:style style:name="WW8Num5z0" style:family="text"/>
    <style:style style:name="WW8Num2z0" style:family="text"/>
    <style:style style:name="WW8Num22z0" style:family="text"/>
    <style:style style:name="WW8Num9z0" style:family="text"/>
    <style:style style:name="WW8Num13z0" style:family="text"/>
    <style:style style:name="WW8Num3z0" style:family="text"/>
    <style:style style:name="WW8Num20z0" style:family="text"/>
    <style:style style:name="WW8Num6z0" style:family="text"/>
    <style:style style:name="WW8Num16z0" style:family="text"/>
    <style:style style:name="WW8Num21z0" style:family="text"/>
    <style:style style:name="WW8Num7z0" style:family="text"/>
    <style:style style:name="WW8Num18z0" style:family="text"/>
    <style:style style:name="WW8Num11z0" style:family="text"/>
    <style:style style:name="WW8Num15z0" style:family="text"/>
    <style:style style:name="WW8Num12z0" style:family="text"/>
    <style:style style:name="WW8Num23z0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57cm" fo:margin-bottom="0.841cm" fo:margin-left="0.813cm" fo:margin-right="0.58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5:50:21.674000000</meta:creation-date>
    <dc:date>2018-03-19T21:04:07.368000000</dc:date>
    <meta:editing-duration>P1DT10H24M51S</meta:editing-duration>
    <meta:editing-cycles>7</meta:editing-cycles>
    <meta:generator>LibreOffice/5.3.4.2$Windows_X86_64 LibreOffice_project/f82d347ccc0be322489bf7da61d7e4ad13fe2ff3</meta:generator>
    <meta:document-statistic meta:table-count="0" meta:image-count="0" meta:object-count="0" meta:page-count="1" meta:paragraph-count="58" meta:word-count="322" meta:character-count="2212" meta:non-whitespace-character-count="1979"/>
  </office:meta>
</office:document-meta>
</file>